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1317" officeooo:paragraph-rsid="000f1317"/>
    </style:style>
    <style:style style:name="P2" style:family="paragraph" style:parent-style-name="Standard">
      <style:text-properties fo:font-weight="bold" officeooo:rsid="000f1317" officeooo:paragraph-rsid="000f1317" style:font-weight-asian="bold" style:font-weight-complex="bold"/>
    </style:style>
    <style:style style:name="P3" style:family="paragraph" style:parent-style-name="Standard">
      <style:text-properties fo:font-weight="normal" officeooo:rsid="000f1317" officeooo:paragraph-rsid="000f1317" style:font-weight-asian="normal" style:font-weight-complex="normal"/>
    </style:style>
    <style:style style:name="P4" style:family="paragraph" style:parent-style-name="Standard">
      <style:paragraph-properties fo:margin-left="2.117cm" fo:margin-right="0cm" fo:margin-top="0cm" fo:margin-bottom="0cm" loext:contextual-spacing="false" fo:line-height="137%" fo:orphans="2" fo:widows="2" fo:text-indent="0cm" style:auto-text-indent="false"/>
      <style:text-properties fo:font-variant="normal" fo:text-transform="none" fo:color="#000000" style:font-name="inherit" fo:font-size="12pt" fo:letter-spacing="normal" fo:font-style="normal" fo:font-weight="normal" loext:padding="0cm" loext:border="none"/>
    </style:style>
    <style:style style:name="P5" style:family="paragraph" style:parent-style-name="Standard">
      <style:paragraph-properties fo:margin-left="2.117cm" fo:margin-right="0cm" fo:margin-top="0cm" fo:margin-bottom="0cm" loext:contextual-spacing="false" fo:line-height="137%" fo:orphans="2" fo:widows="2" fo:text-indent="0cm" style:auto-text-indent="false"/>
      <style:text-properties fo:font-variant="normal" fo:text-transform="none" fo:color="#000000" style:font-name="inherit" fo:font-size="12pt" fo:letter-spacing="normal" fo:font-style="normal" fo:font-weight="normal" officeooo:rsid="000f1317" officeooo:paragraph-rsid="000f1317" loext:padding="0cm" loext:border="none"/>
    </style:style>
    <style:style style:name="P6" style:family="paragraph" style:parent-style-name="Standard">
      <style:paragraph-properties fo:margin-left="0cm" fo:margin-right="0cm" fo:margin-top="0cm" fo:margin-bottom="0cm" loext:contextual-spacing="false" fo:line-height="137%" fo:orphans="2" fo:widows="2" fo:text-indent="0cm" style:auto-text-indent="false"/>
      <style:text-properties fo:font-variant="normal" fo:text-transform="none" fo:color="#000000" style:font-name="inherit" fo:font-size="12pt" fo:letter-spacing="normal" fo:font-style="normal" fo:font-weight="normal" officeooo:rsid="000f1317" officeooo:paragraph-rsid="000f1317"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cussion : </text:p>
      <text:p text:style-name="P4"/>
      <text:p text:style-name="P6">C : </text:p>
      <text:p text:style-name="P6"/>
      <text:p text:style-name="P1">Paladin de la conquête, loyal mauvais : autoritaire et méprisant envers les faibles qui n'essaient pas de s'améliorer pour l'ordre établi de la société. Celle ci doit être dirigée d'une main de fer car c'est ce qui sépare le bon grain de l'ivraie</text:p>
      <text:p text:style-name="P1">Bâtard demi-elfe, dont la mère est une petite nièce de la femme du chef de la Famille Noble. Celle-ci est importante, sans être dans le top 5 des familles de l'île, elle est d'une place honorable</text:p>
      <text:p text:style-name="P1">Apparemment ton père, un demi-elfe qui a séduit ta mère, continue de communiquer avec elle par messages prétendument chaste sous un faux nom</text:p>
      <text:p text:style-name="P1">elle même n'est pas très bien considérée. Toi tu es plus accepté en tant que guerrier dans la maison parce que certains de tes oncles et/ou cousins ne sont pas regardants sur tes origines et tu es disposé à servir la famille </text:p>
      <text:p text:style-name="Standard"/>
      <text:p text:style-name="P1">A : </text:p>
      <text:p text:style-name="P1"/>
      <text:p text:style-name="P1">oui, sa mère écrit des romans de romance et le père se fait passer dans ses lettres pour un lecteur critique. Mon perso ne veut rien avoir à faire avec ça. Il aime bien sa mère qui a toujours été gentille et il a honte de son côté fantasque et de sa naïveté en même temps. Après la mère peut avoir été mariée par la famille; c'est sur que le mari va sentir qu'il n'a pas une femme hyper dévouée mais bon.</text:p>
      <text:p text:style-name="P2"/>
      <text:p text:style-name="P3">dans la famille j'imagine qu'il y en a quelques uns qui pourront pas encadrer mon perso, ou n'hesiteront pas à lui rappeller son statut de batard. Et davantage qui regardent plus pragmatiquement la situation, avec un pion qui peut avoir son utilité</text:p>
      <text:p text:style-name="P3"/>
      <text:p text:style-name="P3">question fidélité à la famille, mon perso a des ambitions fortes et il se doute que son statut le limite dans ses perspectives d'évolution au sein de sa famille. Après il est pragmatique et pour le moment, il pense qu'il a tout intérêt à renforcer la position de sa famille.</text:p>
      <text:p text:style-name="P3">Dans le futur si une occasion très intéressante semble se présenter, tout est possible</text:p>
      <text:p text:style-name="P3">il faudrait quand même un gros truc pour qu'il se decide à trahir sa famille, et il songerait alors à protéger sa m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3M56S</meta:editing-duration>
    <meta:editing-cycles>3</meta:editing-cycles>
    <meta:generator>LibreOffice/5.2.5.1$Windows_X86_64 LibreOffice_project/0312e1a284a7d50ca85a365c316c7abbf20a4d22</meta:generator>
    <dc:date>2019-09-20T23:36:25.095000000</dc:date>
    <meta:document-statistic meta:table-count="0" meta:image-count="0" meta:object-count="0" meta:page-count="1" meta:paragraph-count="12" meta:word-count="361" meta:character-count="1957" meta:non-whitespace-character-count="1604"/>
    <meta:user-defined meta:name="Info 1"/>
    <meta:user-defined meta:name="Info 2"/>
    <meta:user-defined meta:name="Info 3"/>
    <meta:user-defined meta:name="Info 4"/>
  </office:meta>
</office:document-meta>
</file>